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-4.471274376" calcext:value-type="float">
            <text:p>-4,4712743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9.67119598" calcext:value-type="float">
            <text:p>69,67119598</text:p>
          </table:table-cell>
          <table:table-cell office:value-type="float" office:value="5.359137345E-027" calcext:value-type="float">
            <text:p>5,36E-027</text:p>
          </table:table-cell>
          <table:table-cell office:value-type="float" office:value="4.473134995" calcext:value-type="float">
            <text:p>4,473134995</text:p>
          </table:table-cell>
          <table:table-cell table:style-name="ce2" table:formula="of:=ABS(SUM([.E2:.E3])/[.E2])" office:value-type="float" office:value="0.000416127225380421" calcext:value-type="float">
            <text:p>0,0004161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333" calcext:value-type="float">
            <text:p>142333</text:p>
          </table:table-cell>
          <table:table-cell office:value-type="float" office:value="75.27905273" calcext:value-type="float">
            <text:p>75,27905273</text:p>
          </table:table-cell>
          <table:table-cell office:value-type="float" office:value="1.222556709E-020" calcext:value-type="float">
            <text:p>1,22E-020</text:p>
          </table:table-cell>
          <table:table-cell office:value-type="float" office:value="-3.061941624" calcext:value-type="float">
            <text:p>-3,061941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333" calcext:value-type="float">
            <text:p>142333</text:p>
          </table:table-cell>
          <table:table-cell office:value-type="float" office:value="86.51004028" calcext:value-type="float">
            <text:p>86,51004028</text:p>
          </table:table-cell>
          <table:table-cell office:value-type="float" office:value="7.631047305E-021" calcext:value-type="float">
            <text:p>7,63E-021</text:p>
          </table:table-cell>
          <table:table-cell office:value-type="float" office:value="3.062897921" calcext:value-type="float">
            <text:p>3,062897921</text:p>
          </table:table-cell>
          <table:table-cell table:formula="of:=ABS(SUM([.E4:.E5])/[.E4])" office:value-type="float" office:value="0.000312317188709298" calcext:value-type="float">
            <text:p>0,0003123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387" calcext:value-type="float">
            <text:p>142387</text:p>
          </table:table-cell>
          <table:table-cell office:value-type="float" office:value="87.27787781" calcext:value-type="float">
            <text:p>87,27787781</text:p>
          </table:table-cell>
          <table:table-cell office:value-type="float" office:value="1.626830338E-017" calcext:value-type="float">
            <text:p>1,63E-017</text:p>
          </table:table-cell>
          <table:table-cell office:value-type="float" office:value="-2.455861092" calcext:value-type="float">
            <text:p>-2,4558610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387" calcext:value-type="float">
            <text:p>142387</text:p>
          </table:table-cell>
          <table:table-cell office:value-type="float" office:value="97.06221008" calcext:value-type="float">
            <text:p>97,06221008</text:p>
          </table:table-cell>
          <table:table-cell office:value-type="float" office:value="1.626505753E-017" calcext:value-type="float">
            <text:p>1,63E-017</text:p>
          </table:table-cell>
          <table:table-cell office:value-type="float" office:value="2.456373453" calcext:value-type="float">
            <text:p>2,456373453</text:p>
          </table:table-cell>
          <table:table-cell table:style-name="ce3" table:formula="of:=ABS(SUM([.E6:.E7])/[.E6])" office:value-type="float" office:value="0.000208627842050498" calcext:value-type="float">
            <text:p>0,0002086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434" calcext:value-type="float">
            <text:p>142434</text:p>
          </table:table-cell>
          <table:table-cell office:value-type="float" office:value="94.0573349" calcext:value-type="float">
            <text:p>94,0573349</text:p>
          </table:table-cell>
          <table:table-cell office:value-type="float" office:value="1.896077535E-015" calcext:value-type="float">
            <text:p>1,90E-015</text:p>
          </table:table-cell>
          <table:table-cell office:value-type="float" office:value="-2.091222048" calcext:value-type="float">
            <text:p>-2,0912220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434" calcext:value-type="float">
            <text:p>142434</text:p>
          </table:table-cell>
          <table:table-cell office:value-type="float" office:value="99.5930481" calcext:value-type="float">
            <text:p>99,5930481</text:p>
          </table:table-cell>
          <table:table-cell office:value-type="float" office:value="1.89395E-015" calcext:value-type="float">
            <text:p>1,89E-015</text:p>
          </table:table-cell>
          <table:table-cell office:value-type="float" office:value="2.091549397" calcext:value-type="float">
            <text:p>2,091549397</text:p>
          </table:table-cell>
          <table:table-cell table:style-name="ce3" table:formula="of:=ABS(SUM([.E8:.E9])/[.E8])" office:value-type="float" office:value="0.000156534788026478" calcext:value-type="float">
            <text:p>0,000156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461" calcext:value-type="float">
            <text:p>142461</text:p>
          </table:table-cell>
          <table:table-cell office:value-type="float" office:value="99.63667297" calcext:value-type="float">
            <text:p>99,63667297</text:p>
          </table:table-cell>
          <table:table-cell office:value-type="float" office:value="0.00000000000009579621439" calcext:value-type="float">
            <text:p>9,58E-014</text:p>
          </table:table-cell>
          <table:table-cell office:value-type="float" office:value="-1.839257836" calcext:value-type="float">
            <text:p>-1,8392578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461" calcext:value-type="float">
            <text:p>142461</text:p>
          </table:table-cell>
          <table:table-cell office:value-type="float" office:value="103.9259415" calcext:value-type="float">
            <text:p>103,9259415</text:p>
          </table:table-cell>
          <table:table-cell office:value-type="float" office:value="0.00000000000009579493367" calcext:value-type="float">
            <text:p>9,58E-014</text:p>
          </table:table-cell>
          <table:table-cell office:value-type="float" office:value="1.839928865" calcext:value-type="float">
            <text:p>1,839928865</text:p>
          </table:table-cell>
          <table:table-cell table:style-name="ce3" table:formula="of:=ABS(SUM([.E10:.E11])/[.E10])" office:value-type="float" office:value="0.000364836830848791" calcext:value-type="float">
            <text:p>0,00036483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565" calcext:value-type="float">
            <text:p>142565</text:p>
          </table:table-cell>
          <table:table-cell office:value-type="float" office:value="103.9345398" calcext:value-type="float">
            <text:p>103,9345398</text:p>
          </table:table-cell>
          <table:table-cell office:value-type="float" office:value="0.000000000001479158159" calcext:value-type="float">
            <text:p>1,48E-012</text:p>
          </table:table-cell>
          <table:table-cell office:value-type="float" office:value="-1.651814461" calcext:value-type="float">
            <text:p>-1,6518144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565" calcext:value-type="float">
            <text:p>142565</text:p>
          </table:table-cell>
          <table:table-cell office:value-type="float" office:value="103.9028931" calcext:value-type="float">
            <text:p>103,9028931</text:p>
          </table:table-cell>
          <table:table-cell office:value-type="float" office:value="0.00000000000147648907" calcext:value-type="float">
            <text:p>1,48E-012</text:p>
          </table:table-cell>
          <table:table-cell office:value-type="float" office:value="1.65201664" calcext:value-type="float">
            <text:p>1,65201664</text:p>
          </table:table-cell>
          <table:table-cell table:formula="of:=ABS(SUM([.E12:.E13])/[.E12])" office:value-type="float" office:value="0.000122398129313852" calcext:value-type="float">
            <text:p>0,00012239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621" calcext:value-type="float">
            <text:p>142621</text:p>
          </table:table-cell>
          <table:table-cell office:value-type="float" office:value="103.9170303" calcext:value-type="float">
            <text:p>103,9170303</text:p>
          </table:table-cell>
          <table:table-cell office:value-type="float" office:value="0.00000000005798508201" calcext:value-type="float">
            <text:p>5,80E-011</text:p>
          </table:table-cell>
          <table:table-cell office:value-type="float" office:value="-1.50396347" calcext:value-type="float">
            <text:p>-1,503963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621" calcext:value-type="float">
            <text:p>142621</text:p>
          </table:table-cell>
          <table:table-cell office:value-type="float" office:value="103.6782074" calcext:value-type="float">
            <text:p>103,6782074</text:p>
          </table:table-cell>
          <table:table-cell office:value-type="float" office:value="0.00000000005797446204" calcext:value-type="float">
            <text:p>5,80E-011</text:p>
          </table:table-cell>
          <table:table-cell office:value-type="float" office:value="1.504354477" calcext:value-type="float">
            <text:p>1,504354477</text:p>
          </table:table-cell>
          <table:table-cell table:formula="of:=ABS(SUM([.E14:.E15])/[.E14])" office:value-type="float" office:value="0.00025998437315779" calcext:value-type="float">
            <text:p>0,00025998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697" calcext:value-type="float">
            <text:p>142697</text:p>
          </table:table-cell>
          <table:table-cell office:value-type="float" office:value="103.646965" calcext:value-type="float">
            <text:p>103,646965</text:p>
          </table:table-cell>
          <table:table-cell office:value-type="float" office:value="0.0000000001103236044" calcext:value-type="float">
            <text:p>1,10E-010</text:p>
          </table:table-cell>
          <table:table-cell office:value-type="float" office:value="-1.38329792" calcext:value-type="float">
            <text:p>-1,383297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697" calcext:value-type="float">
            <text:p>142697</text:p>
          </table:table-cell>
          <table:table-cell office:value-type="float" office:value="103.4530716" calcext:value-type="float">
            <text:p>103,4530716</text:p>
          </table:table-cell>
          <table:table-cell office:value-type="float" office:value="0.0000000001121923457" calcext:value-type="float">
            <text:p>1,12E-010</text:p>
          </table:table-cell>
          <table:table-cell office:value-type="float" office:value="1.383802891" calcext:value-type="float">
            <text:p>1,383802891</text:p>
          </table:table-cell>
          <table:table-cell table:formula="of:=ABS(SUM([.E16:.E17])/[.E16])" office:value-type="float" office:value="0.000365048622353181" calcext:value-type="float">
            <text:p>0,0003650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793" calcext:value-type="float">
            <text:p>142793</text:p>
          </table:table-cell>
          <table:table-cell office:value-type="float" office:value="103.4524612" calcext:value-type="float">
            <text:p>103,4524612</text:p>
          </table:table-cell>
          <table:table-cell office:value-type="float" office:value="0.000000005004879178" calcext:value-type="float">
            <text:p>5,00E-009</text:p>
          </table:table-cell>
          <table:table-cell office:value-type="float" office:value="-1.282040358" calcext:value-type="float">
            <text:p>-1,2820403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793" calcext:value-type="float">
            <text:p>142793</text:p>
          </table:table-cell>
          <table:table-cell office:value-type="float" office:value="103.4881134" calcext:value-type="float">
            <text:p>103,4881134</text:p>
          </table:table-cell>
          <table:table-cell office:value-type="float" office:value="0.000000005003067738" calcext:value-type="float">
            <text:p>5,00E-009</text:p>
          </table:table-cell>
          <table:table-cell office:value-type="float" office:value="1.282274127" calcext:value-type="float">
            <text:p>1,282274127</text:p>
          </table:table-cell>
          <table:table-cell table:style-name="ce3" table:formula="of:=ABS(SUM([.E18:.E19])/[.E18])" office:value-type="float" office:value="0.000182341373687123" calcext:value-type="float">
            <text:p>0,00018234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830" calcext:value-type="float">
            <text:p>142830</text:p>
          </table:table-cell>
          <table:table-cell office:value-type="float" office:value="103.4372482" calcext:value-type="float">
            <text:p>103,4372482</text:p>
          </table:table-cell>
          <table:table-cell office:value-type="float" office:value="0.00000003012231886" calcext:value-type="float">
            <text:p>3,01E-008</text:p>
          </table:table-cell>
          <table:table-cell office:value-type="float" office:value="-1.19481802" calcext:value-type="float">
            <text:p>-1,194818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830" calcext:value-type="float">
            <text:p>142830</text:p>
          </table:table-cell>
          <table:table-cell office:value-type="float" office:value="104.2237167" calcext:value-type="float">
            <text:p>104,2237167</text:p>
          </table:table-cell>
          <table:table-cell office:value-type="float" office:value="0.00000003005229487" calcext:value-type="float">
            <text:p>3,01E-008</text:p>
          </table:table-cell>
          <table:table-cell office:value-type="float" office:value="1.195764542" calcext:value-type="float">
            <text:p>1,195764542</text:p>
          </table:table-cell>
          <table:table-cell table:style-name="ce3" table:formula="of:=ABS(SUM([.E20:.E21])/[.E20])" office:value-type="float" office:value="0.000792189257406752" calcext:value-type="float">
            <text:p>0,00079218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107" calcext:value-type="float">
            <text:p>143107</text:p>
          </table:table-cell>
          <table:table-cell office:value-type="float" office:value="104.0914383" calcext:value-type="float">
            <text:p>104,0914383</text:p>
          </table:table-cell>
          <table:table-cell office:value-type="float" office:value="0.00000003638927382" calcext:value-type="float">
            <text:p>3,64E-008</text:p>
          </table:table-cell>
          <table:table-cell office:value-type="float" office:value="1.121219635" calcext:value-type="float">
            <text:p>1,12121963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318040563093418" calcext:value-type="float">
            <text:p>0,0003180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9T20:21:58.617928869</dc:date>
    <meta:document-statistic meta:table-count="1" meta:cell-count="121" meta:object-count="0"/>
    <meta:generator>LibreOffice/4.1.4.2$Linux_X86_64 LibreOffice_project/410m0$Build-2</meta:generator>
  </office:meta>
</office:document-meta>
</file>